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1d5fe8" officeooo:paragraph-rsid="001cce5b"/>
    </style:style>
    <style:style style:name="P2" style:family="paragraph" style:parent-style-name="Standard">
      <style:text-properties fo:language="de" fo:country="DE" officeooo:paragraph-rsid="001cce5b"/>
    </style:style>
    <style:style style:name="P3" style:family="paragraph" style:parent-style-name="Standard">
      <style:text-properties fo:language="de" fo:country="DE" officeooo:rsid="0107eeb6" officeooo:paragraph-rsid="001cce5b"/>
    </style:style>
    <style:style style:name="P4" style:family="paragraph" style:parent-style-name="Standard">
      <style:text-properties fo:language="de" fo:country="DE" officeooo:rsid="0107eeb6" officeooo:paragraph-rsid="001f8650"/>
    </style:style>
    <style:style style:name="P5" style:family="paragraph" style:parent-style-name="Standard">
      <style:text-properties fo:language="de" fo:country="DE" officeooo:rsid="01053f5a" officeooo:paragraph-rsid="001cce5b"/>
    </style:style>
    <style:style style:name="P6" style:family="paragraph" style:parent-style-name="Standard">
      <style:text-properties fo:language="de" fo:country="DE" officeooo:rsid="002141c3" officeooo:paragraph-rsid="002141c3"/>
    </style:style>
    <style:style style:name="P7" style:family="paragraph" style:parent-style-name="Standard">
      <style:text-properties fo:language="de" fo:country="DE" officeooo:rsid="01098845" officeooo:paragraph-rsid="001f8650"/>
    </style:style>
    <style:style style:name="P8" style:family="paragraph" style:parent-style-name="Standard">
      <style:text-properties fo:font-size="20pt" fo:language="de" fo:country="DE" officeooo:rsid="01053f5a" officeooo:paragraph-rsid="001cce5b" style:font-size-asian="20pt" style:font-size-complex="20pt"/>
    </style:style>
    <style:style style:name="T1" style:family="text">
      <style:text-properties officeooo:rsid="01098845"/>
    </style:style>
    <style:style style:name="T2" style:family="text">
      <style:text-properties officeooo:rsid="0107eeb6"/>
    </style:style>
    <style:style style:name="T3" style:family="text">
      <style:text-properties officeooo:rsid="01162d7a"/>
    </style:style>
    <style:style style:name="T4" style:family="text">
      <style:text-properties officeooo:rsid="001cce5b"/>
    </style:style>
    <style:style style:name="T5" style:family="text">
      <style:text-properties officeooo:rsid="0021e77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5">Configuring</text:span> the Development Machine</text:p>
      <text:p text:style-name="P5"/>
      <text:p text:style-name="P6">Links: </text:p>
      <text:p text:style-name="P6">VS Community: <text:a xlink:type="simple" xlink:href="https://visualstudio.microsoft.com/thank-you-downloading-visual-studio/?sku=Community&amp;rel=15" text:style-name="Internet_20_link" text:visited-style-name="Visited_20_Internet_20_Link">https://visualstudio.microsoft.com/thank-you-downloading-visual-studio/?sku=Community&amp;rel=15</text:a></text:p>
      <text:p text:style-name="P6">GitHub: <text:a xlink:type="simple" xlink:href="https://github.com/" text:style-name="Internet_20_link" text:visited-style-name="Visited_20_Internet_20_Link">https://github.com/</text:a></text:p>
      <text:p text:style-name="P1"/>
      <text:p text:style-name="P5">Create a MS account. Install MS Visual Studio Community. Ensure that all the following components are installed:</text:p>
      <text:p text:style-name="P2">- .<text:span text:style-name="T2">NET Desktop development</text:span></text:p>
      <text:p text:style-name="P2">- Universal Windows Platform <text:span text:style-name="T2">development</text:span></text:p>
      <text:p text:style-name="P2">- <text:span text:style-name="T2">ASP .NET and Web Development</text:span></text:p>
      <text:p text:style-name="P2">- Mobile Development with .NET.</text:p>
      <text:p text:style-name="P5">- .NET <text:span text:style-name="T2">Cross platform Development</text:span></text:p>
      <text:p text:style-name="P5"/>
      <text:p text:style-name="P3">From the Individual component tab choose:</text:p>
      <text:p text:style-name="P3">- .NET Framework 4.7.*</text:p>
      <text:p text:style-name="P3">- Git for Windows</text:p>
      <text:p text:style-name="P3">- Git Hub extension for Visual Studio</text:p>
      <text:p text:style-name="P3">- NuG<text:span text:style-name="T3">e</text:span>t targets and build task<text:span text:style-name="T4">s</text:span></text:p>
      <text:p text:style-name="P3">-Windows 10 SDK 10.0.17134.0</text:p>
      <text:p text:style-name="P4">Start the installation <text:span text:style-name="T1">and wait patiently for it to complete. </text:span></text:p>
      <text:p text:style-name="P4"/>
      <text:p text:style-name="P7">Create a github account if required and a new reposito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42S</meta:editing-duration>
    <meta:editing-cycles>6</meta:editing-cycles>
    <meta:generator>LibreOffice/5.4.3.2$Windows_X86_64 LibreOffice_project/92a7159f7e4af62137622921e809f8546db437e5</meta:generator>
    <dc:date>2019-02-04T06:42:30.607000000</dc:date>
    <meta:document-statistic meta:table-count="0" meta:image-count="0" meta:object-count="0" meta:page-count="1" meta:paragraph-count="18" meta:word-count="103" meta:character-count="742" meta:non-whitespace-character-count="655"/>
    <meta:user-defined meta:name="Info 1"/>
    <meta:user-defined meta:name="Info 2"/>
    <meta:user-defined meta:name="Info 3"/>
    <meta:user-defined meta:name="Info 4"/>
  </office:meta>
</office:document-meta>
</file>